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Default"/>
        <table:table-row table:style-name="ro1">
          <table:table-cell/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25%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75%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median</text:p>
          </table:table-cell>
          <table:table-cell table:style-name="ce1" office:value-type="string" calcext:value-type="string">
            <text:p>rms</text:p>
          </table:table-cell>
          <table:table-cell table:style-name="ce1" office:value-type="string" calcext:value-type="string">
            <text:p>1st quartile</text:p>
          </table:table-cell>
          <table:table-cell table:style-name="ce1" office:value-type="string" calcext:value-type="string">
            <text:p>2nd quartile</text:p>
          </table:table-cell>
          <table:table-cell table:style-name="ce1" office:value-type="string" calcext:value-type="string">
            <text:p>3rd quartile</text:p>
          </table:table-cell>
          <table:table-cell table:style-name="ce1" office:value-type="string" calcext:value-type="string">
            <text:p>interquartilerange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variance</text:p>
          </table:table-cell>
        </table:table-row>
        <table:table-row table:style-name="ro2">
          <table:table-cell office:value-type="string" calcext:value-type="string">
            <text:p>w1</text:p>
          </table:table-cell>
          <table:table-cell office:value-type="float" office:value="100" calcext:value-type="float">
            <text:p>100</text:p>
          </table:table-cell>
          <table:table-cell office:value-type="float" office:value="246.2049187" calcext:value-type="float">
            <text:p>246.2049187</text:p>
          </table:table-cell>
          <table:table-cell office:value-type="float" office:value="0.883711486289106" calcext:value-type="float">
            <text:p>0.883711486289106</text:p>
          </table:table-cell>
          <table:table-cell office:value-type="float" office:value="242.42715" calcext:value-type="float">
            <text:p>242.42715</text:p>
          </table:table-cell>
          <table:table-cell office:value-type="float" office:value="246.263655" calcext:value-type="float">
            <text:p>246.263655</text:p>
          </table:table-cell>
          <table:table-cell office:value-type="float" office:value="246.46697" calcext:value-type="float">
            <text:p>246.46697</text:p>
          </table:table-cell>
          <table:table-cell office:value-type="float" office:value="246.6233525" calcext:value-type="float">
            <text:p>246.6233525</text:p>
          </table:table-cell>
          <table:table-cell office:value-type="float" office:value="246.98526" calcext:value-type="float">
            <text:p>246.98526</text:p>
          </table:table-cell>
          <table:table-cell office:value-type="float" office:value="246.23428685" calcext:value-type="float">
            <text:p>246.23428685</text:p>
          </table:table-cell>
          <table:table-cell office:value-type="float" office:value="246.206488802803" calcext:value-type="float">
            <text:p>246.206488802803</text:p>
          </table:table-cell>
          <table:table-cell office:value-type="float" office:value="246.263655" calcext:value-type="float">
            <text:p>246.263655</text:p>
          </table:table-cell>
          <table:table-cell table:number-columns-repeated="2" office:value-type="float" office:value="246.46697" calcext:value-type="float">
            <text:p>246.46697</text:p>
          </table:table-cell>
          <table:table-cell office:value-type="float" office:value="0.203315000000003" calcext:value-type="float">
            <text:p>0.203315000000003</text:p>
          </table:table-cell>
          <table:table-cell office:value-type="float" office:value="4.55811" calcext:value-type="float">
            <text:p>4.55811</text:p>
          </table:table-cell>
          <table:table-cell office:value-type="float" office:value="0.7809459909993" calcext:value-type="float">
            <text:p>0.7809459909993</text:p>
          </table:table-cell>
        </table:table-row>
        <table:table-row table:style-name="ro2">
          <table:table-cell office:value-type="string" calcext:value-type="string">
            <text:p>w2</text:p>
          </table:table-cell>
          <table:table-cell office:value-type="float" office:value="100" calcext:value-type="float">
            <text:p>100</text:p>
          </table:table-cell>
          <table:table-cell office:value-type="float" office:value="248.5061587" calcext:value-type="float">
            <text:p>248.5061587</text:p>
          </table:table-cell>
          <table:table-cell office:value-type="float" office:value="1.6939657666825" calcext:value-type="float">
            <text:p>1.6939657666825</text:p>
          </table:table-cell>
          <table:table-cell office:value-type="float" office:value="246.96582" calcext:value-type="float">
            <text:p>246.96582</text:p>
          </table:table-cell>
          <table:table-cell office:value-type="float" office:value="247.3006025" calcext:value-type="float">
            <text:p>247.3006025</text:p>
          </table:table-cell>
          <table:table-cell office:value-type="float" office:value="247.71888" calcext:value-type="float">
            <text:p>247.71888</text:p>
          </table:table-cell>
          <table:table-cell office:value-type="float" office:value="249.05812" calcext:value-type="float">
            <text:p>249.05812</text:p>
          </table:table-cell>
          <table:table-cell office:value-type="float" office:value="253.87195" calcext:value-type="float">
            <text:p>253.87195</text:p>
          </table:table-cell>
          <table:table-cell office:value-type="float" office:value="247.50974125" calcext:value-type="float">
            <text:p>247.50974125</text:p>
          </table:table-cell>
          <table:table-cell office:value-type="float" office:value="248.511874437919" calcext:value-type="float">
            <text:p>248.511874437919</text:p>
          </table:table-cell>
          <table:table-cell office:value-type="float" office:value="247.3006025" calcext:value-type="float">
            <text:p>247.3006025</text:p>
          </table:table-cell>
          <table:table-cell table:number-columns-repeated="2" office:value-type="float" office:value="247.71888" calcext:value-type="float">
            <text:p>247.71888</text:p>
          </table:table-cell>
          <table:table-cell office:value-type="float" office:value="0.418277499999988" calcext:value-type="float">
            <text:p>0.418277499999988</text:p>
          </table:table-cell>
          <table:table-cell office:value-type="float" office:value="6.90612999999999" calcext:value-type="float">
            <text:p>6.90612999999999</text:p>
          </table:table-cell>
          <table:table-cell office:value-type="float" office:value="2.86952001869222" calcext:value-type="float">
            <text:p>2.86952001869222</text:p>
          </table:table-cell>
        </table:table-row>
        <table:table-row table:style-name="ro2">
          <table:table-cell office:value-type="string" calcext:value-type="string">
            <text:p>w3</text:p>
          </table:table-cell>
          <table:table-cell office:value-type="float" office:value="100" calcext:value-type="float">
            <text:p>100</text:p>
          </table:table-cell>
          <table:table-cell office:value-type="float" office:value="258.7911032" calcext:value-type="float">
            <text:p>258.7911032</text:p>
          </table:table-cell>
          <table:table-cell office:value-type="float" office:value="3.19927042703059" calcext:value-type="float">
            <text:p>3.19927042703059</text:p>
          </table:table-cell>
          <table:table-cell office:value-type="float" office:value="254.30606" calcext:value-type="float">
            <text:p>254.30606</text:p>
          </table:table-cell>
          <table:table-cell office:value-type="float" office:value="256.1743375" calcext:value-type="float">
            <text:p>256.1743375</text:p>
          </table:table-cell>
          <table:table-cell office:value-type="float" office:value="258.3888" calcext:value-type="float">
            <text:p>258.3888</text:p>
          </table:table-cell>
          <table:table-cell office:value-type="float" office:value="261.015945" calcext:value-type="float">
            <text:p>261.015945</text:p>
          </table:table-cell>
          <table:table-cell office:value-type="float" office:value="265.09586" calcext:value-type="float">
            <text:p>265.09586</text:p>
          </table:table-cell>
          <table:table-cell office:value-type="float" office:value="257.28156875" calcext:value-type="float">
            <text:p>257.28156875</text:p>
          </table:table-cell>
          <table:table-cell office:value-type="float" office:value="258.810679983315" calcext:value-type="float">
            <text:p>258.810679983315</text:p>
          </table:table-cell>
          <table:table-cell office:value-type="float" office:value="256.1743375" calcext:value-type="float">
            <text:p>256.1743375</text:p>
          </table:table-cell>
          <table:table-cell table:number-columns-repeated="2" office:value-type="float" office:value="258.3888" calcext:value-type="float">
            <text:p>258.3888</text:p>
          </table:table-cell>
          <table:table-cell office:value-type="float" office:value="2.21446250000002" calcext:value-type="float">
            <text:p>2.21446250000002</text:p>
          </table:table-cell>
          <table:table-cell office:value-type="float" office:value="10.7898" calcext:value-type="float">
            <text:p>10.7898</text:p>
          </table:table-cell>
          <table:table-cell office:value-type="float" office:value="10.2353312652725" calcext:value-type="float">
            <text:p>10.2353312652725</text:p>
          </table:table-cell>
        </table:table-row>
        <table:table-row table:style-name="ro2">
          <table:table-cell office:value-type="string" calcext:value-type="string">
            <text:p>w4</text:p>
          </table:table-cell>
          <table:table-cell office:value-type="float" office:value="100" calcext:value-type="float">
            <text:p>100</text:p>
          </table:table-cell>
          <table:table-cell office:value-type="float" office:value="253.8252756" calcext:value-type="float">
            <text:p>253.8252756</text:p>
          </table:table-cell>
          <table:table-cell office:value-type="float" office:value="2.15286150261672" calcext:value-type="float">
            <text:p>2.15286150261672</text:p>
          </table:table-cell>
          <table:table-cell office:value-type="float" office:value="250.26651" calcext:value-type="float">
            <text:p>250.26651</text:p>
          </table:table-cell>
          <table:table-cell office:value-type="float" office:value="252.31167" calcext:value-type="float">
            <text:p>252.31167</text:p>
          </table:table-cell>
          <table:table-cell office:value-type="float" office:value="253.236465" calcext:value-type="float">
            <text:p>253.236465</text:p>
          </table:table-cell>
          <table:table-cell office:value-type="float" office:value="255.411095" calcext:value-type="float">
            <text:p>255.411095</text:p>
          </table:table-cell>
          <table:table-cell office:value-type="float" office:value="257.7111" calcext:value-type="float">
            <text:p>257.7111</text:p>
          </table:table-cell>
          <table:table-cell office:value-type="float" office:value="252.7740675" calcext:value-type="float">
            <text:p>252.7740675</text:p>
          </table:table-cell>
          <table:table-cell office:value-type="float" office:value="253.834314067147" calcext:value-type="float">
            <text:p>253.834314067147</text:p>
          </table:table-cell>
          <table:table-cell office:value-type="float" office:value="252.31167" calcext:value-type="float">
            <text:p>252.31167</text:p>
          </table:table-cell>
          <table:table-cell table:number-columns-repeated="2" office:value-type="float" office:value="253.236465" calcext:value-type="float">
            <text:p>253.236465</text:p>
          </table:table-cell>
          <table:table-cell office:value-type="float" office:value="0.924794999999989" calcext:value-type="float">
            <text:p>0.924794999999989</text:p>
          </table:table-cell>
          <table:table-cell office:value-type="float" office:value="7.44458999999998" calcext:value-type="float">
            <text:p>7.44458999999998</text:p>
          </table:table-cell>
          <table:table-cell office:value-type="float" office:value="4.63481264944913" calcext:value-type="float">
            <text:p>4.63481264944913</text:p>
          </table:table-cell>
        </table:table-row>
        <table:table-row table:style-name="ro2">
          <table:table-cell office:value-type="string" calcext:value-type="string">
            <text:p>w5</text:p>
          </table:table-cell>
          <table:table-cell office:value-type="float" office:value="100" calcext:value-type="float">
            <text:p>100</text:p>
          </table:table-cell>
          <table:table-cell office:value-type="float" office:value="253.8709173" calcext:value-type="float">
            <text:p>253.8709173</text:p>
          </table:table-cell>
          <table:table-cell office:value-type="float" office:value="1.31620610157987" calcext:value-type="float">
            <text:p>1.31620610157987</text:p>
          </table:table-cell>
          <table:table-cell office:value-type="float" office:value="252.00491" calcext:value-type="float">
            <text:p>252.00491</text:p>
          </table:table-cell>
          <table:table-cell office:value-type="float" office:value="252.89054" calcext:value-type="float">
            <text:p>252.89054</text:p>
          </table:table-cell>
          <table:table-cell office:value-type="float" office:value="253.54595" calcext:value-type="float">
            <text:p>253.54595</text:p>
          </table:table-cell>
          <table:table-cell office:value-type="float" office:value="254.475605" calcext:value-type="float">
            <text:p>254.475605</text:p>
          </table:table-cell>
          <table:table-cell office:value-type="float" office:value="257.68027" calcext:value-type="float">
            <text:p>257.68027</text:p>
          </table:table-cell>
          <table:table-cell office:value-type="float" office:value="253.218245" calcext:value-type="float">
            <text:p>253.218245</text:p>
          </table:table-cell>
          <table:table-cell office:value-type="float" office:value="253.874295125088" calcext:value-type="float">
            <text:p>253.874295125088</text:p>
          </table:table-cell>
          <table:table-cell office:value-type="float" office:value="252.89054" calcext:value-type="float">
            <text:p>252.89054</text:p>
          </table:table-cell>
          <table:table-cell table:number-columns-repeated="2" office:value-type="float" office:value="253.54595" calcext:value-type="float">
            <text:p>253.54595</text:p>
          </table:table-cell>
          <table:table-cell office:value-type="float" office:value="0.655409999999989" calcext:value-type="float">
            <text:p>0.655409999999989</text:p>
          </table:table-cell>
          <table:table-cell office:value-type="float" office:value="5.67536000000001" calcext:value-type="float">
            <text:p>5.67536000000001</text:p>
          </table:table-cell>
          <table:table-cell office:value-type="float" office:value="1.73239850183607" calcext:value-type="float">
            <text:p>1.73239850183607</text:p>
          </table:table-cell>
        </table:table-row>
        <table:table-row table:style-name="ro2">
          <table:table-cell office:value-type="string" calcext:value-type="string">
            <text:p>w6</text:p>
          </table:table-cell>
          <table:table-cell office:value-type="float" office:value="100" calcext:value-type="float">
            <text:p>100</text:p>
          </table:table-cell>
          <table:table-cell office:value-type="float" office:value="253.9616649" calcext:value-type="float">
            <text:p>253.9616649</text:p>
          </table:table-cell>
          <table:table-cell office:value-type="float" office:value="1.84526322575787" calcext:value-type="float">
            <text:p>1.84526322575787</text:p>
          </table:table-cell>
          <table:table-cell office:value-type="float" office:value="250.62427" calcext:value-type="float">
            <text:p>250.62427</text:p>
          </table:table-cell>
          <table:table-cell office:value-type="float" office:value="252.2993475" calcext:value-type="float">
            <text:p>252.2993475</text:p>
          </table:table-cell>
          <table:table-cell office:value-type="float" office:value="254.41027" calcext:value-type="float">
            <text:p>254.41027</text:p>
          </table:table-cell>
          <table:table-cell office:value-type="float" office:value="255.70443" calcext:value-type="float">
            <text:p>255.70443</text:p>
          </table:table-cell>
          <table:table-cell office:value-type="float" office:value="256.47073" calcext:value-type="float">
            <text:p>256.47073</text:p>
          </table:table-cell>
          <table:table-cell office:value-type="float" office:value="253.1305062" calcext:value-type="float">
            <text:p>253.1305062</text:p>
          </table:table-cell>
          <table:table-cell office:value-type="float" office:value="253.968301536212" calcext:value-type="float">
            <text:p>253.968301536212</text:p>
          </table:table-cell>
          <table:table-cell office:value-type="float" office:value="252.2993475" calcext:value-type="float">
            <text:p>252.2993475</text:p>
          </table:table-cell>
          <table:table-cell table:number-columns-repeated="2" office:value-type="float" office:value="254.41027" calcext:value-type="float">
            <text:p>254.41027</text:p>
          </table:table-cell>
          <table:table-cell office:value-type="float" office:value="2.11092249999996" calcext:value-type="float">
            <text:p>2.11092249999996</text:p>
          </table:table-cell>
          <table:table-cell office:value-type="float" office:value="5.84645999999998" calcext:value-type="float">
            <text:p>5.84645999999998</text:p>
          </table:table-cell>
          <table:table-cell office:value-type="float" office:value="3.40499637233432" calcext:value-type="float">
            <text:p>3.40499637233432</text:p>
          </table:table-cell>
        </table:table-row>
        <table:table-row table:style-name="ro2">
          <table:table-cell office:value-type="string" calcext:value-type="string">
            <text:p>w7</text:p>
          </table:table-cell>
          <table:table-cell office:value-type="float" office:value="100" calcext:value-type="float">
            <text:p>100</text:p>
          </table:table-cell>
          <table:table-cell office:value-type="float" office:value="252.7667729" calcext:value-type="float">
            <text:p>252.7667729</text:p>
          </table:table-cell>
          <table:table-cell office:value-type="float" office:value="1.65187774011868" calcext:value-type="float">
            <text:p>1.65187774011868</text:p>
          </table:table-cell>
          <table:table-cell office:value-type="float" office:value="249.71176" calcext:value-type="float">
            <text:p>249.71176</text:p>
          </table:table-cell>
          <table:table-cell office:value-type="float" office:value="251.727075" calcext:value-type="float">
            <text:p>251.727075</text:p>
          </table:table-cell>
          <table:table-cell office:value-type="float" office:value="252.784585" calcext:value-type="float">
            <text:p>252.784585</text:p>
          </table:table-cell>
          <table:table-cell office:value-type="float" office:value="253.505385" calcext:value-type="float">
            <text:p>253.505385</text:p>
          </table:table-cell>
          <table:table-cell office:value-type="float" office:value="256.30048" calcext:value-type="float">
            <text:p>256.30048</text:p>
          </table:table-cell>
          <table:table-cell office:value-type="float" office:value="252.24692395" calcext:value-type="float">
            <text:p>252.24692395</text:p>
          </table:table-cell>
          <table:table-cell office:value-type="float" office:value="252.772116530577" calcext:value-type="float">
            <text:p>252.772116530577</text:p>
          </table:table-cell>
          <table:table-cell office:value-type="float" office:value="251.727075" calcext:value-type="float">
            <text:p>251.727075</text:p>
          </table:table-cell>
          <table:table-cell table:number-columns-repeated="2" office:value-type="float" office:value="252.784585" calcext:value-type="float">
            <text:p>252.784585</text:p>
          </table:table-cell>
          <table:table-cell office:value-type="float" office:value="1.05750999999998" calcext:value-type="float">
            <text:p>1.05750999999998</text:p>
          </table:table-cell>
          <table:table-cell office:value-type="float" office:value="6.58872" calcext:value-type="float">
            <text:p>6.58872</text:p>
          </table:table-cell>
          <table:table-cell office:value-type="float" office:value="2.72870006829959" calcext:value-type="float">
            <text:p>2.72870006829959</text:p>
          </table:table-cell>
        </table:table-row>
        <table:table-row table:style-name="ro2">
          <table:table-cell office:value-type="string" calcext:value-type="string">
            <text:p>w8</text:p>
          </table:table-cell>
          <table:table-cell office:value-type="float" office:value="100" calcext:value-type="float">
            <text:p>100</text:p>
          </table:table-cell>
          <table:table-cell office:value-type="float" office:value="249.5529358" calcext:value-type="float">
            <text:p>249.5529358</text:p>
          </table:table-cell>
          <table:table-cell office:value-type="float" office:value="3.18232060115567" calcext:value-type="float">
            <text:p>3.18232060115567</text:p>
          </table:table-cell>
          <table:table-cell office:value-type="float" office:value="243.10214" calcext:value-type="float">
            <text:p>243.10214</text:p>
          </table:table-cell>
          <table:table-cell office:value-type="float" office:value="247.001695" calcext:value-type="float">
            <text:p>247.001695</text:p>
          </table:table-cell>
          <table:table-cell office:value-type="float" office:value="250.790965" calcext:value-type="float">
            <text:p>250.790965</text:p>
          </table:table-cell>
          <table:table-cell office:value-type="float" office:value="252.0851775" calcext:value-type="float">
            <text:p>252.0851775</text:p>
          </table:table-cell>
          <table:table-cell office:value-type="float" office:value="253.18967" calcext:value-type="float">
            <text:p>253.18967</text:p>
          </table:table-cell>
          <table:table-cell office:value-type="float" office:value="248.2773154" calcext:value-type="float">
            <text:p>248.2773154</text:p>
          </table:table-cell>
          <table:table-cell office:value-type="float" office:value="249.573022699096" calcext:value-type="float">
            <text:p>249.573022699096</text:p>
          </table:table-cell>
          <table:table-cell office:value-type="float" office:value="247.001695" calcext:value-type="float">
            <text:p>247.001695</text:p>
          </table:table-cell>
          <table:table-cell table:number-columns-repeated="2" office:value-type="float" office:value="250.790965" calcext:value-type="float">
            <text:p>250.790965</text:p>
          </table:table-cell>
          <table:table-cell office:value-type="float" office:value="3.78927000000004" calcext:value-type="float">
            <text:p>3.78927000000004</text:p>
          </table:table-cell>
          <table:table-cell office:value-type="float" office:value="10.08753" calcext:value-type="float">
            <text:p>10.08753</text:p>
          </table:table-cell>
          <table:table-cell office:value-type="float" office:value="10.1271644085398" calcext:value-type="float">
            <text:p>10.1271644085398</text:p>
          </table:table-cell>
        </table:table-row>
        <table:table-row table:style-name="ro2">
          <table:table-cell office:value-type="string" calcext:value-type="string">
            <text:p>w9</text:p>
          </table:table-cell>
          <table:table-cell office:value-type="float" office:value="100" calcext:value-type="float">
            <text:p>100</text:p>
          </table:table-cell>
          <table:table-cell office:value-type="float" office:value="250.0218774" calcext:value-type="float">
            <text:p>250.0218774</text:p>
          </table:table-cell>
          <table:table-cell office:value-type="float" office:value="2.9934173731179" calcext:value-type="float">
            <text:p>2.9934173731179</text:p>
          </table:table-cell>
          <table:table-cell office:value-type="float" office:value="243.56528" calcext:value-type="float">
            <text:p>243.56528</text:p>
          </table:table-cell>
          <table:table-cell office:value-type="float" office:value="248.132235" calcext:value-type="float">
            <text:p>248.132235</text:p>
          </table:table-cell>
          <table:table-cell office:value-type="float" office:value="249.77705" calcext:value-type="float">
            <text:p>249.77705</text:p>
          </table:table-cell>
          <table:table-cell office:value-type="float" office:value="251.4096675" calcext:value-type="float">
            <text:p>251.4096675</text:p>
          </table:table-cell>
          <table:table-cell office:value-type="float" office:value="258.99106" calcext:value-type="float">
            <text:p>258.99106</text:p>
          </table:table-cell>
          <table:table-cell office:value-type="float" office:value="248.9546425" calcext:value-type="float">
            <text:p>248.9546425</text:p>
          </table:table-cell>
          <table:table-cell office:value-type="float" office:value="250.0396171024" calcext:value-type="float">
            <text:p>250.0396171024</text:p>
          </table:table-cell>
          <table:table-cell office:value-type="float" office:value="248.132235" calcext:value-type="float">
            <text:p>248.132235</text:p>
          </table:table-cell>
          <table:table-cell table:number-columns-repeated="2" office:value-type="float" office:value="249.77705" calcext:value-type="float">
            <text:p>249.77705</text:p>
          </table:table-cell>
          <table:table-cell office:value-type="float" office:value="1.64481500000002" calcext:value-type="float">
            <text:p>1.64481500000002</text:p>
          </table:table-cell>
          <table:table-cell office:value-type="float" office:value="15.42578" calcext:value-type="float">
            <text:p>15.42578</text:p>
          </table:table-cell>
          <table:table-cell office:value-type="float" office:value="8.96054756968409" calcext:value-type="float">
            <text:p>8.96054756968409</text:p>
          </table:table-cell>
        </table:table-row>
        <table:table-row table:style-name="ro2">
          <table:table-cell office:value-type="string" calcext:value-type="string">
            <text:p>w10</text:p>
          </table:table-cell>
          <table:table-cell office:value-type="float" office:value="100" calcext:value-type="float">
            <text:p>100</text:p>
          </table:table-cell>
          <table:table-cell office:value-type="float" office:value="283.5072424" calcext:value-type="float">
            <text:p>283.5072424</text:p>
          </table:table-cell>
          <table:table-cell office:value-type="float" office:value="14.7898700060883" calcext:value-type="float">
            <text:p>14.7898700060883</text:p>
          </table:table-cell>
          <table:table-cell office:value-type="float" office:value="259.6657" calcext:value-type="float">
            <text:p>259.6657</text:p>
          </table:table-cell>
          <table:table-cell office:value-type="float" office:value="271.6146625" calcext:value-type="float">
            <text:p>271.6146625</text:p>
          </table:table-cell>
          <table:table-cell office:value-type="float" office:value="282.12497" calcext:value-type="float">
            <text:p>282.12497</text:p>
          </table:table-cell>
          <table:table-cell office:value-type="float" office:value="295.2269925" calcext:value-type="float">
            <text:p>295.2269925</text:p>
          </table:table-cell>
          <table:table-cell office:value-type="float" office:value="311.283" calcext:value-type="float">
            <text:p>311.283</text:p>
          </table:table-cell>
          <table:table-cell office:value-type="float" office:value="276.86981625" calcext:value-type="float">
            <text:p>276.86981625</text:p>
          </table:table-cell>
          <table:table-cell office:value-type="float" office:value="283.88890317429" calcext:value-type="float">
            <text:p>283.88890317429</text:p>
          </table:table-cell>
          <table:table-cell office:value-type="float" office:value="271.6146625" calcext:value-type="float">
            <text:p>271.6146625</text:p>
          </table:table-cell>
          <table:table-cell table:number-columns-repeated="2" office:value-type="float" office:value="282.12497" calcext:value-type="float">
            <text:p>282.12497</text:p>
          </table:table-cell>
          <table:table-cell office:value-type="float" office:value="10.5103075" calcext:value-type="float">
            <text:p>10.5103075</text:p>
          </table:table-cell>
          <table:table-cell office:value-type="float" office:value="51.6173" calcext:value-type="float">
            <text:p>51.6173</text:p>
          </table:table-cell>
          <table:table-cell office:value-type="float" office:value="218.74025479699" calcext:value-type="float">
            <text:p>218.74025479699</text:p>
          </table:table-cell>
        </table:table-row>
        <table:table-row table:style-name="ro2">
          <table:table-cell office:value-type="string" calcext:value-type="string">
            <text:p>w11</text:p>
          </table:table-cell>
          <table:table-cell office:value-type="float" office:value="100" calcext:value-type="float">
            <text:p>100</text:p>
          </table:table-cell>
          <table:table-cell office:value-type="float" office:value="159.772381236" calcext:value-type="float">
            <text:p>159.772381236</text:p>
          </table:table-cell>
          <table:table-cell office:value-type="float" office:value="161.415049972344" calcext:value-type="float">
            <text:p>161.415049972344</text:p>
          </table:table-cell>
          <table:table-cell office:value-type="float" office:value="1.1143188" calcext:value-type="float">
            <text:p>1.1143188</text:p>
          </table:table-cell>
          <table:table-cell office:value-type="float" office:value="14.92401875" calcext:value-type="float">
            <text:p>14.92401875</text:p>
          </table:table-cell>
          <table:table-cell office:value-type="float" office:value="27.912552" calcext:value-type="float">
            <text:p>27.912552</text:p>
          </table:table-cell>
          <table:table-cell office:value-type="float" office:value="334.9262725" calcext:value-type="float">
            <text:p>334.9262725</text:p>
          </table:table-cell>
          <table:table-cell office:value-type="float" office:value="359.67853" calcext:value-type="float">
            <text:p>359.67853</text:p>
          </table:table-cell>
          <table:table-cell office:value-type="float" office:value="129.886190618" calcext:value-type="float">
            <text:p>129.886190618</text:p>
          </table:table-cell>
          <table:table-cell office:value-type="float" office:value="226.542455137708" calcext:value-type="float">
            <text:p>226.542455137708</text:p>
          </table:table-cell>
          <table:table-cell office:value-type="float" office:value="14.92401875" calcext:value-type="float">
            <text:p>14.92401875</text:p>
          </table:table-cell>
          <table:table-cell table:number-columns-repeated="2" office:value-type="float" office:value="27.912552" calcext:value-type="float">
            <text:p>27.912552</text:p>
          </table:table-cell>
          <table:table-cell office:value-type="float" office:value="12.98853325" calcext:value-type="float">
            <text:p>12.98853325</text:p>
          </table:table-cell>
          <table:table-cell office:value-type="float" office:value="358.5642112" calcext:value-type="float">
            <text:p>358.5642112</text:p>
          </table:table-cell>
          <table:table-cell office:value-type="float" office:value="26054.8183575744" calcext:value-type="float">
            <text:p>26054.8183575744</text:p>
          </table:table-cell>
        </table:table-row>
        <table:table-row table:style-name="ro2">
          <table:table-cell office:value-type="string" calcext:value-type="string">
            <text:p>w12</text:p>
          </table:table-cell>
          <table:table-cell office:value-type="float" office:value="100" calcext:value-type="float">
            <text:p>100</text:p>
          </table:table-cell>
          <table:table-cell office:value-type="float" office:value="64.40660275" calcext:value-type="float">
            <text:p>64.40660275</text:p>
          </table:table-cell>
          <table:table-cell office:value-type="float" office:value="15.0189259206589" calcext:value-type="float">
            <text:p>15.0189259206589</text:p>
          </table:table-cell>
          <table:table-cell office:value-type="float" office:value="34.375793" calcext:value-type="float">
            <text:p>34.375793</text:p>
          </table:table-cell>
          <table:table-cell office:value-type="float" office:value="50.7089845" calcext:value-type="float">
            <text:p>50.7089845</text:p>
          </table:table-cell>
          <table:table-cell office:value-type="float" office:value="67.049715" calcext:value-type="float">
            <text:p>67.049715</text:p>
          </table:table-cell>
          <table:table-cell office:value-type="float" office:value="77.3069995" calcext:value-type="float">
            <text:p>77.3069995</text:p>
          </table:table-cell>
          <table:table-cell office:value-type="float" office:value="87.400116" calcext:value-type="float">
            <text:p>87.400116</text:p>
          </table:table-cell>
          <table:table-cell office:value-type="float" office:value="65.728158875" calcext:value-type="float">
            <text:p>65.728158875</text:p>
          </table:table-cell>
          <table:table-cell office:value-type="float" office:value="66.1174933905426" calcext:value-type="float">
            <text:p>66.1174933905426</text:p>
          </table:table-cell>
          <table:table-cell office:value-type="float" office:value="50.7089845" calcext:value-type="float">
            <text:p>50.7089845</text:p>
          </table:table-cell>
          <table:table-cell table:number-columns-repeated="2" office:value-type="float" office:value="67.049715" calcext:value-type="float">
            <text:p>67.049715</text:p>
          </table:table-cell>
          <table:table-cell office:value-type="float" office:value="16.3407305" calcext:value-type="float">
            <text:p>16.3407305</text:p>
          </table:table-cell>
          <table:table-cell office:value-type="float" office:value="53.024323" calcext:value-type="float">
            <text:p>53.024323</text:p>
          </table:table-cell>
          <table:table-cell office:value-type="float" office:value="225.56813581024" calcext:value-type="float">
            <text:p>225.56813581024</text:p>
          </table:table-cell>
        </table:table-row>
        <table:table-row table:style-name="ro2">
          <table:table-cell office:value-type="string" calcext:value-type="string">
            <text:p>w13</text:p>
          </table:table-cell>
          <table:table-cell office:value-type="float" office:value="100" calcext:value-type="float">
            <text:p>100</text:p>
          </table:table-cell>
          <table:table-cell office:value-type="float" office:value="84.35544526" calcext:value-type="float">
            <text:p>84.35544526</text:p>
          </table:table-cell>
          <table:table-cell office:value-type="float" office:value="2.45767481516902" calcext:value-type="float">
            <text:p>2.45767481516902</text:p>
          </table:table-cell>
          <table:table-cell office:value-type="float" office:value="79.098145" calcext:value-type="float">
            <text:p>79.098145</text:p>
          </table:table-cell>
          <table:table-cell office:value-type="float" office:value="82.13022" calcext:value-type="float">
            <text:p>82.13022</text:p>
          </table:table-cell>
          <table:table-cell office:value-type="float" office:value="84.818863" calcext:value-type="float">
            <text:p>84.818863</text:p>
          </table:table-cell>
          <table:table-cell office:value-type="float" office:value="86.33415375" calcext:value-type="float">
            <text:p>86.33415375</text:p>
          </table:table-cell>
          <table:table-cell office:value-type="float" office:value="88.75952" calcext:value-type="float">
            <text:p>88.75952</text:p>
          </table:table-cell>
          <table:table-cell office:value-type="float" office:value="84.58715413" calcext:value-type="float">
            <text:p>84.58715413</text:p>
          </table:table-cell>
          <table:table-cell office:value-type="float" office:value="84.3908816689043" calcext:value-type="float">
            <text:p>84.3908816689043</text:p>
          </table:table-cell>
          <table:table-cell office:value-type="float" office:value="82.13022" calcext:value-type="float">
            <text:p>82.13022</text:p>
          </table:table-cell>
          <table:table-cell table:number-columns-repeated="2" office:value-type="float" office:value="84.818863" calcext:value-type="float">
            <text:p>84.818863</text:p>
          </table:table-cell>
          <table:table-cell office:value-type="float" office:value="2.68864299999998" calcext:value-type="float">
            <text:p>2.68864299999998</text:p>
          </table:table-cell>
          <table:table-cell office:value-type="float" office:value="9.66137499999999" calcext:value-type="float">
            <text:p>9.66137499999999</text:p>
          </table:table-cell>
          <table:table-cell office:value-type="float" office:value="6.04016549711609" calcext:value-type="float">
            <text:p>6.04016549711609</text:p>
          </table:table-cell>
        </table:table-row>
        <table:table-row table:style-name="ro2">
          <table:table-cell office:value-type="string" calcext:value-type="string">
            <text:p>w14</text:p>
          </table:table-cell>
          <table:table-cell office:value-type="float" office:value="100" calcext:value-type="float">
            <text:p>100</text:p>
          </table:table-cell>
          <table:table-cell office:value-type="float" office:value="90.71196898" calcext:value-type="float">
            <text:p>90.71196898</text:p>
          </table:table-cell>
          <table:table-cell office:value-type="float" office:value="3.67632810882144" calcext:value-type="float">
            <text:p>3.67632810882144</text:p>
          </table:table-cell>
          <table:table-cell office:value-type="float" office:value="85.42734" calcext:value-type="float">
            <text:p>85.42734</text:p>
          </table:table-cell>
          <table:table-cell office:value-type="float" office:value="87.410075" calcext:value-type="float">
            <text:p>87.410075</text:p>
          </table:table-cell>
          <table:table-cell office:value-type="float" office:value="89.96625" calcext:value-type="float">
            <text:p>89.96625</text:p>
          </table:table-cell>
          <table:table-cell office:value-type="float" office:value="94.365484" calcext:value-type="float">
            <text:p>94.365484</text:p>
          </table:table-cell>
          <table:table-cell office:value-type="float" office:value="96.86084" calcext:value-type="float">
            <text:p>96.86084</text:p>
          </table:table-cell>
          <table:table-cell office:value-type="float" office:value="90.33910949" calcext:value-type="float">
            <text:p>90.33910949</text:p>
          </table:table-cell>
          <table:table-cell office:value-type="float" office:value="90.785690230942" calcext:value-type="float">
            <text:p>90.785690230942</text:p>
          </table:table-cell>
          <table:table-cell office:value-type="float" office:value="87.410075" calcext:value-type="float">
            <text:p>87.410075</text:p>
          </table:table-cell>
          <table:table-cell table:number-columns-repeated="2" office:value-type="float" office:value="89.96625" calcext:value-type="float">
            <text:p>89.96625</text:p>
          </table:table-cell>
          <table:table-cell office:value-type="float" office:value="2.556175" calcext:value-type="float">
            <text:p>2.556175</text:p>
          </table:table-cell>
          <table:table-cell office:value-type="float" office:value="11.4335" calcext:value-type="float">
            <text:p>11.4335</text:p>
          </table:table-cell>
          <table:table-cell office:value-type="float" office:value="13.5153883637106" calcext:value-type="float">
            <text:p>13.5153883637106</text:p>
          </table:table-cell>
        </table:table-row>
        <table:table-row table:style-name="ro2">
          <table:table-cell office:value-type="string" calcext:value-type="string">
            <text:p>w15</text:p>
          </table:table-cell>
          <table:table-cell office:value-type="float" office:value="100" calcext:value-type="float">
            <text:p>100</text:p>
          </table:table-cell>
          <table:table-cell office:value-type="float" office:value="88.8233822500001" calcext:value-type="float">
            <text:p>88.8233822500001</text:p>
          </table:table-cell>
          <table:table-cell office:value-type="float" office:value="3.04296725585059" calcext:value-type="float">
            <text:p>3.04296725585059</text:p>
          </table:table-cell>
          <table:table-cell office:value-type="float" office:value="82.84042" calcext:value-type="float">
            <text:p>82.84042</text:p>
          </table:table-cell>
          <table:table-cell office:value-type="float" office:value="86.463913" calcext:value-type="float">
            <text:p>86.463913</text:p>
          </table:table-cell>
          <table:table-cell office:value-type="float" office:value="89.066758" calcext:value-type="float">
            <text:p>89.066758</text:p>
          </table:table-cell>
          <table:table-cell office:value-type="float" office:value="91.632485" calcext:value-type="float">
            <text:p>91.632485</text:p>
          </table:table-cell>
          <table:table-cell office:value-type="float" office:value="93.174164" calcext:value-type="float">
            <text:p>93.174164</text:p>
          </table:table-cell>
          <table:table-cell office:value-type="float" office:value="88.945070125" calcext:value-type="float">
            <text:p>88.945070125</text:p>
          </table:table-cell>
          <table:table-cell office:value-type="float" office:value="88.8749699721614" calcext:value-type="float">
            <text:p>88.8749699721614</text:p>
          </table:table-cell>
          <table:table-cell office:value-type="float" office:value="86.463913" calcext:value-type="float">
            <text:p>86.463913</text:p>
          </table:table-cell>
          <table:table-cell table:number-columns-repeated="2" office:value-type="float" office:value="89.066758" calcext:value-type="float">
            <text:p>89.066758</text:p>
          </table:table-cell>
          <table:table-cell office:value-type="float" office:value="2.602845" calcext:value-type="float">
            <text:p>2.602845</text:p>
          </table:table-cell>
          <table:table-cell office:value-type="float" office:value="10.333744" calcext:value-type="float">
            <text:p>10.333744</text:p>
          </table:table-cell>
          <table:table-cell office:value-type="float" office:value="9.25964972017889" calcext:value-type="float">
            <text:p>9.25964972017889</text:p>
          </table:table-cell>
        </table:table-row>
        <table:table-row table:style-name="ro2">
          <table:table-cell office:value-type="string" calcext:value-type="string">
            <text:p>w16</text:p>
          </table:table-cell>
          <table:table-cell office:value-type="float" office:value="100" calcext:value-type="float">
            <text:p>100</text:p>
          </table:table-cell>
          <table:table-cell office:value-type="float" office:value="93.45499869" calcext:value-type="float">
            <text:p>93.45499869</text:p>
          </table:table-cell>
          <table:table-cell office:value-type="float" office:value="7.88578388203325" calcext:value-type="float">
            <text:p>7.88578388203325</text:p>
          </table:table-cell>
          <table:table-cell office:value-type="float" office:value="81.64081" calcext:value-type="float">
            <text:p>81.64081</text:p>
          </table:table-cell>
          <table:table-cell office:value-type="float" office:value="86.99933125" calcext:value-type="float">
            <text:p>86.99933125</text:p>
          </table:table-cell>
          <table:table-cell office:value-type="float" office:value="92.84529" calcext:value-type="float">
            <text:p>92.84529</text:p>
          </table:table-cell>
          <table:table-cell office:value-type="float" office:value="98.5678715" calcext:value-type="float">
            <text:p>98.5678715</text:p>
          </table:table-cell>
          <table:table-cell office:value-type="float" office:value="111.00922" calcext:value-type="float">
            <text:p>111.00922</text:p>
          </table:table-cell>
          <table:table-cell office:value-type="float" office:value="93.150144345" calcext:value-type="float">
            <text:p>93.150144345</text:p>
          </table:table-cell>
          <table:table-cell office:value-type="float" office:value="93.7837966373067" calcext:value-type="float">
            <text:p>93.7837966373067</text:p>
          </table:table-cell>
          <table:table-cell office:value-type="float" office:value="86.99933125" calcext:value-type="float">
            <text:p>86.99933125</text:p>
          </table:table-cell>
          <table:table-cell table:number-columns-repeated="2" office:value-type="float" office:value="92.84529" calcext:value-type="float">
            <text:p>92.84529</text:p>
          </table:table-cell>
          <table:table-cell office:value-type="float" office:value="5.84595875000001" calcext:value-type="float">
            <text:p>5.84595875000001</text:p>
          </table:table-cell>
          <table:table-cell office:value-type="float" office:value="29.36841" calcext:value-type="float">
            <text:p>29.36841</text:p>
          </table:table-cell>
          <table:table-cell office:value-type="float" office:value="62.1855874341354" calcext:value-type="float">
            <text:p>62.1855874341354</text:p>
          </table:table-cell>
        </table:table-row>
        <table:table-row table:style-name="ro2">
          <table:table-cell office:value-type="string" calcext:value-type="string">
            <text:p>w17</text:p>
          </table:table-cell>
          <table:table-cell office:value-type="float" office:value="100" calcext:value-type="float">
            <text:p>100</text:p>
          </table:table-cell>
          <table:table-cell office:value-type="float" office:value="138.10191825" calcext:value-type="float">
            <text:p>138.10191825</text:p>
          </table:table-cell>
          <table:table-cell office:value-type="float" office:value="13.5156200473535" calcext:value-type="float">
            <text:p>13.5156200473535</text:p>
          </table:table-cell>
          <table:table-cell office:value-type="float" office:value="111.37277" calcext:value-type="float">
            <text:p>111.37277</text:p>
          </table:table-cell>
          <table:table-cell office:value-type="float" office:value="126.3378975" calcext:value-type="float">
            <text:p>126.3378975</text:p>
          </table:table-cell>
          <table:table-cell office:value-type="float" office:value="141.692705" calcext:value-type="float">
            <text:p>141.692705</text:p>
          </table:table-cell>
          <table:table-cell office:value-type="float" office:value="150.808585" calcext:value-type="float">
            <text:p>150.808585</text:p>
          </table:table-cell>
          <table:table-cell office:value-type="float" office:value="152.8739" calcext:value-type="float">
            <text:p>152.8739</text:p>
          </table:table-cell>
          <table:table-cell office:value-type="float" office:value="132.219907875" calcext:value-type="float">
            <text:p>132.219907875</text:p>
          </table:table-cell>
          <table:table-cell office:value-type="float" office:value="138.755126354818" calcext:value-type="float">
            <text:p>138.755126354818</text:p>
          </table:table-cell>
          <table:table-cell office:value-type="float" office:value="126.3378975" calcext:value-type="float">
            <text:p>126.3378975</text:p>
          </table:table-cell>
          <table:table-cell table:number-columns-repeated="2" office:value-type="float" office:value="141.692705" calcext:value-type="float">
            <text:p>141.692705</text:p>
          </table:table-cell>
          <table:table-cell office:value-type="float" office:value="15.3548075" calcext:value-type="float">
            <text:p>15.3548075</text:p>
          </table:table-cell>
          <table:table-cell office:value-type="float" office:value="41.50113" calcext:value-type="float">
            <text:p>41.50113</text:p>
          </table:table-cell>
          <table:table-cell office:value-type="float" office:value="182.671985264423" calcext:value-type="float">
            <text:p>182.671985264423</text:p>
          </table:table-cell>
        </table:table-row>
        <table:table-row table:style-name="ro2">
          <table:table-cell office:value-type="string" calcext:value-type="string">
            <text:p>w18</text:p>
          </table:table-cell>
          <table:table-cell office:value-type="float" office:value="100" calcext:value-type="float">
            <text:p>100</text:p>
          </table:table-cell>
          <table:table-cell office:value-type="float" office:value="152.6087246" calcext:value-type="float">
            <text:p>152.6087246</text:p>
          </table:table-cell>
          <table:table-cell office:value-type="float" office:value="3.32037430553658" calcext:value-type="float">
            <text:p>3.32037430553658</text:p>
          </table:table-cell>
          <table:table-cell office:value-type="float" office:value="147.66553" calcext:value-type="float">
            <text:p>147.66553</text:p>
          </table:table-cell>
          <table:table-cell office:value-type="float" office:value="149.6040025" calcext:value-type="float">
            <text:p>149.6040025</text:p>
          </table:table-cell>
          <table:table-cell office:value-type="float" office:value="152.75885" calcext:value-type="float">
            <text:p>152.75885</text:p>
          </table:table-cell>
          <table:table-cell office:value-type="float" office:value="155.9493725" calcext:value-type="float">
            <text:p>155.9493725</text:p>
          </table:table-cell>
          <table:table-cell office:value-type="float" office:value="157.59619" calcext:value-type="float">
            <text:p>157.59619</text:p>
          </table:table-cell>
          <table:table-cell office:value-type="float" office:value="151.10636355" calcext:value-type="float">
            <text:p>151.10636355</text:p>
          </table:table-cell>
          <table:table-cell office:value-type="float" office:value="152.644480610051" calcext:value-type="float">
            <text:p>152.644480610051</text:p>
          </table:table-cell>
          <table:table-cell office:value-type="float" office:value="149.6040025" calcext:value-type="float">
            <text:p>149.6040025</text:p>
          </table:table-cell>
          <table:table-cell table:number-columns-repeated="2" office:value-type="float" office:value="152.75885" calcext:value-type="float">
            <text:p>152.75885</text:p>
          </table:table-cell>
          <table:table-cell office:value-type="float" office:value="3.15484749999999" calcext:value-type="float">
            <text:p>3.15484749999999</text:p>
          </table:table-cell>
          <table:table-cell office:value-type="float" office:value="9.93065999999996" calcext:value-type="float">
            <text:p>9.93065999999996</text:p>
          </table:table-cell>
          <table:table-cell office:value-type="float" office:value="11.0248855288675" calcext:value-type="float">
            <text:p>11.0248855288675</text:p>
          </table:table-cell>
        </table:table-row>
        <table:table-row table:style-name="ro2">
          <table:table-cell office:value-type="string" calcext:value-type="string">
            <text:p>w19</text:p>
          </table:table-cell>
          <table:table-cell office:value-type="float" office:value="100" calcext:value-type="float">
            <text:p>100</text:p>
          </table:table-cell>
          <table:table-cell office:value-type="float" office:value="150.6950784" calcext:value-type="float">
            <text:p>150.6950784</text:p>
          </table:table-cell>
          <table:table-cell office:value-type="float" office:value="1.07058645381509" calcext:value-type="float">
            <text:p>1.07058645381509</text:p>
          </table:table-cell>
          <table:table-cell office:value-type="float" office:value="148.32986" calcext:value-type="float">
            <text:p>148.32986</text:p>
          </table:table-cell>
          <table:table-cell office:value-type="float" office:value="150.42336" calcext:value-type="float">
            <text:p>150.42336</text:p>
          </table:table-cell>
          <table:table-cell office:value-type="float" office:value="150.990085" calcext:value-type="float">
            <text:p>150.990085</text:p>
          </table:table-cell>
          <table:table-cell office:value-type="float" office:value="151.48203" calcext:value-type="float">
            <text:p>151.48203</text:p>
          </table:table-cell>
          <table:table-cell office:value-type="float" office:value="152.95093" calcext:value-type="float">
            <text:p>152.95093</text:p>
          </table:table-cell>
          <table:table-cell office:value-type="float" office:value="150.5592192" calcext:value-type="float">
            <text:p>150.5592192</text:p>
          </table:table-cell>
          <table:table-cell office:value-type="float" office:value="150.698843219793" calcext:value-type="float">
            <text:p>150.698843219793</text:p>
          </table:table-cell>
          <table:table-cell office:value-type="float" office:value="150.42336" calcext:value-type="float">
            <text:p>150.42336</text:p>
          </table:table-cell>
          <table:table-cell table:number-columns-repeated="2" office:value-type="float" office:value="150.990085" calcext:value-type="float">
            <text:p>150.990085</text:p>
          </table:table-cell>
          <table:table-cell office:value-type="float" office:value="0.566724999999991" calcext:value-type="float">
            <text:p>0.566724999999991</text:p>
          </table:table-cell>
          <table:table-cell office:value-type="float" office:value="4.62107" calcext:value-type="float">
            <text:p>4.62107</text:p>
          </table:table-cell>
          <table:table-cell office:value-type="float" office:value="1.14615535509236" calcext:value-type="float">
            <text:p>1.14615535509236</text:p>
          </table:table-cell>
        </table:table-row>
        <table:table-row table:style-name="ro2">
          <table:table-cell office:value-type="string" calcext:value-type="string">
            <text:p>w20</text:p>
          </table:table-cell>
          <table:table-cell office:value-type="float" office:value="100" calcext:value-type="float">
            <text:p>100</text:p>
          </table:table-cell>
          <table:table-cell office:value-type="float" office:value="142.0203579" calcext:value-type="float">
            <text:p>142.0203579</text:p>
          </table:table-cell>
          <table:table-cell office:value-type="float" office:value="3.06201499667972" calcext:value-type="float">
            <text:p>3.06201499667972</text:p>
          </table:table-cell>
          <table:table-cell office:value-type="float" office:value="137.71698" calcext:value-type="float">
            <text:p>137.71698</text:p>
          </table:table-cell>
          <table:table-cell office:value-type="float" office:value="139.6112425" calcext:value-type="float">
            <text:p>139.6112425</text:p>
          </table:table-cell>
          <table:table-cell office:value-type="float" office:value="141.49831" calcext:value-type="float">
            <text:p>141.49831</text:p>
          </table:table-cell>
          <table:table-cell office:value-type="float" office:value="143.01207" calcext:value-type="float">
            <text:p>143.01207</text:p>
          </table:table-cell>
          <table:table-cell office:value-type="float" office:value="148.78793" calcext:value-type="float">
            <text:p>148.78793</text:p>
          </table:table-cell>
          <table:table-cell office:value-type="float" office:value="140.55477625" calcext:value-type="float">
            <text:p>140.55477625</text:p>
          </table:table-cell>
          <table:table-cell office:value-type="float" office:value="142.053033176084" calcext:value-type="float">
            <text:p>142.053033176084</text:p>
          </table:table-cell>
          <table:table-cell office:value-type="float" office:value="139.6112425" calcext:value-type="float">
            <text:p>139.6112425</text:p>
          </table:table-cell>
          <table:table-cell table:number-columns-repeated="2" office:value-type="float" office:value="141.49831" calcext:value-type="float">
            <text:p>141.49831</text:p>
          </table:table-cell>
          <table:table-cell office:value-type="float" office:value="1.88706750000003" calcext:value-type="float">
            <text:p>1.88706750000003</text:p>
          </table:table-cell>
          <table:table-cell office:value-type="float" office:value="11.07095" calcext:value-type="float">
            <text:p>11.07095</text:p>
          </table:table-cell>
          <table:table-cell office:value-type="float" office:value="9.37593583989151" calcext:value-type="float">
            <text:p>9.37593583989151</text:p>
          </table:table-cell>
        </table:table-row>
        <table:table-row table:style-name="ro2">
          <table:table-cell office:value-type="string" calcext:value-type="string">
            <text:p>w21</text:p>
          </table:table-cell>
          <table:table-cell office:value-type="float" office:value="100" calcext:value-type="float">
            <text:p>100</text:p>
          </table:table-cell>
          <table:table-cell office:value-type="float" office:value="141.7427928" calcext:value-type="float">
            <text:p>141.7427928</text:p>
          </table:table-cell>
          <table:table-cell office:value-type="float" office:value="3.08947601372596" calcext:value-type="float">
            <text:p>3.08947601372596</text:p>
          </table:table-cell>
          <table:table-cell office:value-type="float" office:value="137.98428" calcext:value-type="float">
            <text:p>137.98428</text:p>
          </table:table-cell>
          <table:table-cell office:value-type="float" office:value="139.5157425" calcext:value-type="float">
            <text:p>139.5157425</text:p>
          </table:table-cell>
          <table:table-cell office:value-type="float" office:value="140.237125" calcext:value-type="float">
            <text:p>140.237125</text:p>
          </table:table-cell>
          <table:table-cell office:value-type="float" office:value="144.2156075" calcext:value-type="float">
            <text:p>144.2156075</text:p>
          </table:table-cell>
          <table:table-cell office:value-type="float" office:value="147.82947" calcext:value-type="float">
            <text:p>147.82947</text:p>
          </table:table-cell>
          <table:table-cell office:value-type="float" office:value="139.87643375" calcext:value-type="float">
            <text:p>139.87643375</text:p>
          </table:table-cell>
          <table:table-cell office:value-type="float" office:value="141.776121840607" calcext:value-type="float">
            <text:p>141.776121840607</text:p>
          </table:table-cell>
          <table:table-cell office:value-type="float" office:value="139.5157425" calcext:value-type="float">
            <text:p>139.5157425</text:p>
          </table:table-cell>
          <table:table-cell table:number-columns-repeated="2" office:value-type="float" office:value="140.237125" calcext:value-type="float">
            <text:p>140.237125</text:p>
          </table:table-cell>
          <table:table-cell office:value-type="float" office:value="0.721382499999976" calcext:value-type="float">
            <text:p>0.721382499999976</text:p>
          </table:table-cell>
          <table:table-cell office:value-type="float" office:value="9.84518999999997" calcext:value-type="float">
            <text:p>9.84518999999997</text:p>
          </table:table-cell>
          <table:table-cell office:value-type="float" office:value="9.54486203938804" calcext:value-type="float">
            <text:p>9.54486203938804</text:p>
          </table:table-cell>
        </table:table-row>
        <table:table-row table:style-name="ro2">
          <table:table-cell office:value-type="string" calcext:value-type="string">
            <text:p>w22</text:p>
          </table:table-cell>
          <table:table-cell office:value-type="float" office:value="100" calcext:value-type="float">
            <text:p>100</text:p>
          </table:table-cell>
          <table:table-cell office:value-type="float" office:value="140.243194" calcext:value-type="float">
            <text:p>140.243194</text:p>
          </table:table-cell>
          <table:table-cell office:value-type="float" office:value="1.80346907610882" calcext:value-type="float">
            <text:p>1.80346907610882</text:p>
          </table:table-cell>
          <table:table-cell office:value-type="float" office:value="137.74234" calcext:value-type="float">
            <text:p>137.74234</text:p>
          </table:table-cell>
          <table:table-cell office:value-type="float" office:value="138.916905" calcext:value-type="float">
            <text:p>138.916905</text:p>
          </table:table-cell>
          <table:table-cell office:value-type="float" office:value="139.83316" calcext:value-type="float">
            <text:p>139.83316</text:p>
          </table:table-cell>
          <table:table-cell office:value-type="float" office:value="141.074925" calcext:value-type="float">
            <text:p>141.074925</text:p>
          </table:table-cell>
          <table:table-cell office:value-type="float" office:value="145.56" calcext:value-type="float">
            <text:p>145.56</text:p>
          </table:table-cell>
          <table:table-cell office:value-type="float" office:value="139.3750325" calcext:value-type="float">
            <text:p>139.3750325</text:p>
          </table:table-cell>
          <table:table-cell office:value-type="float" office:value="140.254673501538" calcext:value-type="float">
            <text:p>140.254673501538</text:p>
          </table:table-cell>
          <table:table-cell office:value-type="float" office:value="138.916905" calcext:value-type="float">
            <text:p>138.916905</text:p>
          </table:table-cell>
          <table:table-cell table:number-columns-repeated="2" office:value-type="float" office:value="139.83316" calcext:value-type="float">
            <text:p>139.83316</text:p>
          </table:table-cell>
          <table:table-cell office:value-type="float" office:value="0.916255000000007" calcext:value-type="float">
            <text:p>0.916255000000007</text:p>
          </table:table-cell>
          <table:table-cell office:value-type="float" office:value="7.81766000000002" calcext:value-type="float">
            <text:p>7.81766000000002</text:p>
          </table:table-cell>
          <table:table-cell office:value-type="float" office:value="3.25250070848081" calcext:value-type="float">
            <text:p>3.25250070848081</text:p>
          </table:table-cell>
        </table:table-row>
        <table:table-row table:style-name="ro2">
          <table:table-cell office:value-type="string" calcext:value-type="string">
            <text:p>w23</text:p>
          </table:table-cell>
          <table:table-cell office:value-type="float" office:value="100" calcext:value-type="float">
            <text:p>100</text:p>
          </table:table-cell>
          <table:table-cell office:value-type="float" office:value="141.7618674" calcext:value-type="float">
            <text:p>141.7618674</text:p>
          </table:table-cell>
          <table:table-cell office:value-type="float" office:value="1.32868137963894" calcext:value-type="float">
            <text:p>1.32868137963894</text:p>
          </table:table-cell>
          <table:table-cell office:value-type="float" office:value="139.72357" calcext:value-type="float">
            <text:p>139.72357</text:p>
          </table:table-cell>
          <table:table-cell office:value-type="float" office:value="140.640925" calcext:value-type="float">
            <text:p>140.640925</text:p>
          </table:table-cell>
          <table:table-cell office:value-type="float" office:value="141.74121" calcext:value-type="float">
            <text:p>141.74121</text:p>
          </table:table-cell>
          <table:table-cell office:value-type="float" office:value="142.5683225" calcext:value-type="float">
            <text:p>142.5683225</text:p>
          </table:table-cell>
          <table:table-cell office:value-type="float" office:value="144.31525" calcext:value-type="float">
            <text:p>144.31525</text:p>
          </table:table-cell>
          <table:table-cell office:value-type="float" office:value="141.1910675" calcext:value-type="float">
            <text:p>141.1910675</text:p>
          </table:table-cell>
          <table:table-cell office:value-type="float" office:value="141.768031618562" calcext:value-type="float">
            <text:p>141.768031618562</text:p>
          </table:table-cell>
          <table:table-cell office:value-type="float" office:value="140.640925" calcext:value-type="float">
            <text:p>140.640925</text:p>
          </table:table-cell>
          <table:table-cell table:number-columns-repeated="2" office:value-type="float" office:value="141.74121" calcext:value-type="float">
            <text:p>141.74121</text:p>
          </table:table-cell>
          <table:table-cell office:value-type="float" office:value="1.10028500000001" calcext:value-type="float">
            <text:p>1.10028500000001</text:p>
          </table:table-cell>
          <table:table-cell office:value-type="float" office:value="4.59168" calcext:value-type="float">
            <text:p>4.59168</text:p>
          </table:table-cell>
          <table:table-cell office:value-type="float" office:value="1.76539420859923" calcext:value-type="float">
            <text:p>1.76539420859923</text:p>
          </table:table-cell>
        </table:table-row>
        <table:table-row table:style-name="ro2">
          <table:table-cell office:value-type="string" calcext:value-type="string">
            <text:p>w24</text:p>
          </table:table-cell>
          <table:table-cell office:value-type="float" office:value="100" calcext:value-type="float">
            <text:p>100</text:p>
          </table:table-cell>
          <table:table-cell office:value-type="float" office:value="141.6854287" calcext:value-type="float">
            <text:p>141.6854287</text:p>
          </table:table-cell>
          <table:table-cell office:value-type="float" office:value="0.389295140985939" calcext:value-type="float">
            <text:p>0.389295140985939</text:p>
          </table:table-cell>
          <table:table-cell office:value-type="float" office:value="141.18927" calcext:value-type="float">
            <text:p>141.18927</text:p>
          </table:table-cell>
          <table:table-cell office:value-type="float" office:value="141.269675" calcext:value-type="float">
            <text:p>141.269675</text:p>
          </table:table-cell>
          <table:table-cell office:value-type="float" office:value="141.678785" calcext:value-type="float">
            <text:p>141.678785</text:p>
          </table:table-cell>
          <table:table-cell office:value-type="float" office:value="142.07414" calcext:value-type="float">
            <text:p>142.07414</text:p>
          </table:table-cell>
          <table:table-cell office:value-type="float" office:value="142.2586" calcext:value-type="float">
            <text:p>142.2586</text:p>
          </table:table-cell>
          <table:table-cell office:value-type="float" office:value="141.47423" calcext:value-type="float">
            <text:p>141.47423</text:p>
          </table:table-cell>
          <table:table-cell office:value-type="float" office:value="141.685958164888" calcext:value-type="float">
            <text:p>141.685958164888</text:p>
          </table:table-cell>
          <table:table-cell office:value-type="float" office:value="141.269675" calcext:value-type="float">
            <text:p>141.269675</text:p>
          </table:table-cell>
          <table:table-cell table:number-columns-repeated="2" office:value-type="float" office:value="141.678785" calcext:value-type="float">
            <text:p>141.678785</text:p>
          </table:table-cell>
          <table:table-cell office:value-type="float" office:value="0.409109999999998" calcext:value-type="float">
            <text:p>0.409109999999998</text:p>
          </table:table-cell>
          <table:table-cell office:value-type="float" office:value="1.06933000000001" calcext:value-type="float">
            <text:p>1.06933000000001</text:p>
          </table:table-cell>
          <table:table-cell office:value-type="float" office:value="0.151550706795262" calcext:value-type="float">
            <text:p>0.1515507067952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6T20:23:41.452539316</meta:creation-date>
    <dc:date>2020-04-16T20:39:37.059137356</dc:date>
    <meta:editing-duration>PT15M54S</meta:editing-duration>
    <meta:editing-cycles>4</meta:editing-cycles>
    <meta:generator>LibreOffice/6.3.5.2$Linux_X86_64 LibreOffice_project/30$Build-2</meta:generator>
    <meta:document-statistic meta:table-count="1" meta:cell-count="424" meta:object-count="0"/>
  </office:meta>
</office:document-meta>
</file>